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Verdana, Arial, Helvetica, sans-serif"/>
    <style:font-face style:name="Raleway" svg:font-family="Raleway, serif"/>
    <style:font-face style:name="inherit" svg:font-family="inherit"/>
    <style:font-face style:name="quot" svg:font-family="quo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48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48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Text_20_body">
      <style:text-properties officeooo:paragraph-rsid="00111ed5"/>
    </style:style>
    <style:style style:name="P2" style:family="paragraph" style:parent-style-name="Text_20_body" style:list-style-name="L9">
      <style:text-properties fo:font-variant="normal" fo:text-transform="none" fo:color="#000000" style:font-name="Lucida Grande" fo:font-size="7.19999980926514pt" fo:letter-spacing="normal" fo:font-style="normal" fo:font-weight="normal" officeooo:rsid="000c3619" officeooo:paragraph-rsid="00131d14"/>
    </style:style>
    <style:style style:name="P3" style:family="paragraph" style:parent-style-name="Text_20_body">
      <style:paragraph-properties fo:orphans="2" fo:widows="2"/>
      <style:text-properties fo:font-variant="normal" fo:text-transform="none" fo:color="#000000" style:font-name="Lucida Grande" fo:font-size="7.19999980926514pt" fo:letter-spacing="normal" fo:font-style="normal" fo:font-weight="normal"/>
    </style:style>
    <style:style style:name="P4" style:family="paragraph" style:parent-style-name="Text_20_body" style:list-style-name="L8">
      <style:paragraph-properties fo:orphans="2" fo:widows="2"/>
      <style:text-properties fo:font-variant="normal" fo:text-transform="none" fo:color="#000000" style:font-name="Lucida Grande" fo:font-size="7.19999980926514pt" fo:letter-spacing="normal" fo:font-style="normal" fo:font-weight="normal"/>
    </style:style>
    <style:style style:name="P5" style:family="paragraph" style:parent-style-name="Text_20_body" style:list-style-name="L9">
      <style:paragraph-properties fo:orphans="2" fo:widows="2"/>
      <style:text-properties fo:font-variant="normal" fo:text-transform="none" fo:color="#000000" style:font-name="Lucida Grande" fo:font-size="7.19999980926514pt" fo:letter-spacing="normal" fo:font-style="normal" fo:font-weight="normal"/>
    </style:style>
    <style:style style:name="P6" style:family="paragraph" style:parent-style-name="Text_20_body">
      <style:text-properties officeooo:rsid="00131d14" officeooo:paragraph-rsid="00131d14"/>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Lucida Grande" fo:font-size="7.19999980926514pt" fo:letter-spacing="normal" fo:font-style="normal" fo:font-weight="normal"/>
    </style:style>
    <style:style style:name="P8" style:family="paragraph" style:parent-style-name="Text_20_body">
      <style:paragraph-properties fo:padding="0cm" fo:border="none"/>
    </style:style>
    <style:style style:name="P9" style:family="paragraph" style:parent-style-name="Standard">
      <style:text-properties officeooo:paragraph-rsid="000d0019"/>
    </style:style>
    <style:style style:name="P10" style:family="paragraph" style:parent-style-name="Table_20_Contents">
      <style:text-properties officeooo:rsid="000902a2" officeooo:paragraph-rsid="000902a2"/>
    </style:style>
    <style:style style:name="P11" style:family="paragraph" style:parent-style-name="Table_20_Contents">
      <style:text-properties officeooo:rsid="000902a2" officeooo:paragraph-rsid="000f84d2"/>
    </style:style>
    <style:style style:name="P12" style:family="paragraph" style:parent-style-name="Table_20_Contents">
      <style:text-properties officeooo:rsid="000c3619" officeooo:paragraph-rsid="000c3619"/>
    </style:style>
    <style:style style:name="P13" style:family="paragraph" style:parent-style-name="Table_20_Contents">
      <style:text-properties officeooo:rsid="000d0019" officeooo:paragraph-rsid="000d0019"/>
    </style:style>
    <style:style style:name="P14" style:family="paragraph" style:parent-style-name="Table_20_Contents">
      <style:text-properties officeooo:rsid="00111ed5" officeooo:paragraph-rsid="00111ed5"/>
    </style:style>
    <style:style style:name="P15" style:family="paragraph" style:parent-style-name="Table_20_Contents">
      <style:text-properties officeooo:rsid="00121f17" officeooo:paragraph-rsid="00121f17"/>
    </style:style>
    <style:style style:name="P16" style:family="paragraph" style:parent-style-name="Table_20_Contents">
      <style:text-properties officeooo:rsid="00131d14" officeooo:paragraph-rsid="00131d14"/>
    </style:style>
    <style:style style:name="P17" style:family="paragraph" style:parent-style-name="Table_20_Contents">
      <style:text-properties officeooo:rsid="00136175" officeooo:paragraph-rsid="00136175"/>
    </style:style>
    <style:style style:name="P18" style:family="paragraph" style:parent-style-name="Table_20_Contents">
      <style:paragraph-properties style:writing-mode="lr-tb"/>
      <style:text-properties officeooo:rsid="0013f5dc" officeooo:paragraph-rsid="0013f5dc"/>
    </style:style>
    <style:style style:name="T1" style:family="text">
      <style:text-properties officeooo:rsid="00131d14"/>
    </style:style>
    <style:style style:name="T2" style:family="text">
      <style:text-properties officeooo:rsid="00136175"/>
    </style:style>
    <style:style style:name="T3" style:family="text">
      <style:text-properties officeooo:rsid="0013f5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Text_20_body">Enska</text:p>
          </table:table-cell>
          <table:table-cell table:style-name="Table1.B1" office:value-type="string">
            <text:p text:style-name="P10">Íslenska </text:p>
          </table:table-cell>
        </table:table-row>
        <table:table-row>
          <table:table-cell table:style-name="Table1.A2" office:value-type="string">
            <text:p text:style-name="Text_20_body">KOLGRÍMSHÓLL</text:p>
            <text:p text:style-name="Text_20_body">€120</text:p>
            <text:p text:style-name="Text_20_body">Riding tour to the mountains, ended on small hill, Kolgrímshóll – “Coal man-hill”. We hike to the top of the hill.</text:p>
            <text:p text:style-name="Text_20_body"/>
          </table:table-cell>
          <table:table-cell table:style-name="Table1.B2" office:value-type="string">
            <text:p text:style-name="P10">Kolgrímshóll</text:p>
            <text:p text:style-name="P10">Verð</text:p>
            <text:p text:style-name="P10">Skemmtilegur reiðtúr í átt til fjalla sem endar við fallegan hól sem stendur upp úr hrauninu og er kallaður Kolgrímshóll. </text:p>
            <text:p text:style-name="P10">Þar er áð um stund og gengið upp á hólinn til að njóta útsýnis</text:p>
          </table:table-cell>
        </table:table-row>
        <table:table-row>
          <table:table-cell table:style-name="Table1.A2" office:value-type="string">
            <text:p text:style-name="Text_20_body">MIÐFELLSHRINGUR</text:p>
            <text:p text:style-name="Text_20_body">€120</text:p>
            <text:p text:style-name="Text_20_body">About three hour trip around the mountain Miðfell.</text:p>
            <text:p text:style-name="Text_20_body"><text:line-break/></text:p>
          </table:table-cell>
          <table:table-cell table:style-name="Table1.B2" office:value-type="string">
            <text:p text:style-name="P11">Miðfellshringur</text:p>
            <text:p text:style-name="P11">verð</text:p>
            <text:p text:style-name="P11">Liðlega þriggja tíma reiðtúr frá Réttinni og inn að Miðfelli. Þar er áð og svo er ferðinni haldið áfram hringinn í kringum fellið – riðnar Miðfellsflatirnar og svo heim. </text:p>
          </table:table-cell>
        </table:table-row>
        <table:table-row>
          <table:table-cell table:style-name="Table1.A2" office:value-type="string">
            <text:p text:style-name="Text_20_body">BRÚARÁRSKÖRÐ</text:p>
            <text:p text:style-name="Text_20_body">€170</text:p>
            <text:p text:style-name="Text_20_body">One day trip to the beautiful canyon Brúarárskörð. Riding to the canyon around unspoiled nature of Úthlíð, stop once on the road to the canyon.</text:p>
            <text:p text:style-name="Text_20_body"><text:line-break/></text:p>
          </table:table-cell>
          <table:table-cell table:style-name="Table1.B2" office:value-type="string">
            <text:p text:style-name="P10">Brúarárskörð</text:p>
            <text:p text:style-name="P10">verð</text:p>
            <text:p text:style-name="P10">Dagferð með nesti og nýja skó. </text:p>
            <text:p text:style-name="P10">Riðið er sem leið liggur inn Úthlíðarhraun í átt að hinum mögnuðu Brúarárskörðum. Áð er á leiðinni við Kolgímshól. </text:p>
            <text:p text:style-name="P10">Þegar komið er inn í Skörð eru hestar bundnir og gengið inn í skörðin. </text:p>
          </table:table-cell>
        </table:table-row>
        <table:table-row>
          <table:table-cell table:style-name="Table1.A2" office:value-type="string">
            <text:p text:style-name="Text_20_body">BRÚARFOSS</text:p>
            <text:p text:style-name="Text_20_body">€120</text:p>
            <text:p text:style-name="Text_20_body">Approximately 3 hour trip to the waterfall Brúarárfoss.</text:p>
            <text:p text:style-name="Text_20_body"/>
          </table:table-cell>
          <table:table-cell table:style-name="Table1.B2" office:value-type="string">
            <text:p text:style-name="P10">Brúarfoss</text:p>
            <text:p text:style-name="P10">verð</text:p>
            <text:p text:style-name="P10">Tveggja tíma reiðtúr um Kóngsveg að þessum magnaða fossi. </text:p>
          </table:table-cell>
        </table:table-row>
        <table:table-row>
          <table:table-cell table:style-name="Table1.A2" office:value-type="string">
            <text:p text:style-name="Text_20_body">BOOKINGS</text:p>
            <text:p text:style-name="Text_20_body">PRICELIST</text:p>
            <text:p text:style-name="P1">.5 hours</text:p>
            <text:p text:style-name="P1">1 hours</text:p>
            <text:p text:style-name="P1">2 hours</text:p>
            <text:p text:style-name="Text_20_body">All trips are great riding tours around the unspoiled and beautiful landscape of Úthlíð.</text:p>
            <text:p text:style-name="Text_20_body">Email</text:p>
            <text:p text:style-name="Text_20_body"><text:soft-page-break/>uthlid@uthlid.is</text:p>
            <text:p text:style-name="Text_20_body">Phone</text:p>
            <text:p text:style-name="Text_20_body">+354 699 5500</text:p>
            <text:p text:style-name="Text_20_body"/>
          </table:table-cell>
          <table:table-cell table:style-name="Table1.B2" office:value-type="string">
            <text:p text:style-name="P10">Bókun hestaleigu – verðlisti</text:p>
            <text:p text:style-name="P10">0.5 tími </text:p>
            <text:p text:style-name="P14">1 tími</text:p>
            <text:p text:style-name="P14">2 tímar</text:p>
            <text:p text:style-name="P14"/>
            <text:p text:style-name="P14">Riðið er um næsta rágrenni Úthlíðar og gefst vel kostur á að skoða fallega náttúru á hestbaki.</text:p>
            <text:p text:style-name="P14">Tölvupóstur: <text:a xlink:type="simple" xlink:href="mailto:uthlid@uthlid.is" text:style-name="Internet_20_link" text:visited-style-name="Visited_20_Internet_20_Link">uthlid@uthlid.is</text:a></text:p>
            <text:p text:style-name="P14">sími: +354 6995500</text:p>
            <text:p text:style-name="P10"/>
          </table:table-cell>
        </table:table-row>
        <table:table-row>
          <table:table-cell table:style-name="Table1.A2" office:value-type="string">
            <text:p text:style-name="Text_20_body">Information</text:p>
            <text:p text:style-name="Text_20_body">In Uthlid is a nine hole golf course open in the summer time usually from the end of May to the beginning of October. The course is par 35, 2470 meters on yellow tees and 2118 on red tees.</text:p>
            <text:p text:style-name="Text_20_body"/>
            <text:p text:style-name="Text_20_body">Golf Course</text:p>
            <text:p text:style-name="Text_20_body">The golf course is friendly and easy to play but nevertheless provides a challenge for all level of golfers.</text:p>
            <text:p text:style-name="Text_20_body"/>
            <text:p text:style-name="Text_20_body">Available for Rent</text:p>
            <text:p text:style-name="Text_20_body"/>
            <text:p text:style-name="Text_20_body">Golf Clubs</text:p>
            <text:p text:style-name="Text_20_body"/>
            <text:p text:style-name="Text_20_body">Trolleys</text:p>
            <text:p text:style-name="Text_20_body"/>
            <text:p text:style-name="Text_20_body">Buggies</text:p>
          </table:table-cell>
          <table:table-cell table:style-name="Table1.B2" office:value-type="string">
            <text:p text:style-name="P15">Úthlíðarvöllur er 9 holu golfvöllur sem er opinn allt sumarið og fyrir klúbbfélaga utan þess tíma. </text:p>
            <text:p text:style-name="P15">Völlurinn er par 35, 2470 metrar af gulum teigum og 2118 af rauðum. </text:p>
            <text:p text:style-name="P15"/>
            <text:p text:style-name="P15">Um völlinn</text:p>
            <text:p text:style-name="P15">Gísli Sigurðsson blaðamaður, myndlistarmaður og afrekskylfingur frá Úthlíð hannaði völlinn með þarfir áhugamannsins í huga. Völlurinn er opinn og skemmtilegur með allskonar óvæntum hættum sem gera hann skemmtilegan fyrir bæði byrjendur sem lengra komna. </text:p>
            <text:p text:style-name="P15"/>
            <text:p text:style-name="P15">Golfbúnaður til leigu</text:p>
            <text:p text:style-name="P15">Golfsett, kerrur bíll</text:p>
          </table:table-cell>
        </table:table-row>
        <table:table-row>
          <table:table-cell table:style-name="Table1.A2" office:value-type="string">
            <text:p text:style-name="P7">Price only 1.500 kr. pr. person pr. night.</text:p>
            <text:list xml:id="list329391468" text:style-name="L8">
              <text:list-item>
                <text:p text:style-name="P4">Showers and hot tub included</text:p>
              </text:list-item>
              <text:list-item>
                <text:p text:style-name="P4">Restaurant with free wifi</text:p>
              </text:list-item>
              <text:list-item>
                <text:p text:style-name="P4">Automatic laundry service on site</text:p>
              </text:list-item>
            </text:list>
            <text:p text:style-name="P7">The camping site in Uthlid is well located close to the main road and in walking distance from the restaurant, swimming pool and golf course.  High trees give shelter for rain and wind.  In the middle of the Golden Circle, 10 km. from Geysir.</text:p>
            <text:p text:style-name="P7">The camping site is Open all the year.  During winter time vehicles are parked on the parking site and grass field outside the service center where is restaurant and swimming pool is.</text:p>
            <text:p text:style-name="P7">Guests have access to toilets and shower anytime and can enjoy the Northern Lights from the hot tubs.</text:p>
            <text:p text:style-name="Text_20_body"/>
          </table:table-cell>
          <table:table-cell table:style-name="Table1.B2" office:value-type="string">
            <text:list xml:id="list814331288" text:style-name="L9">
              <text:list-item>
                <text:p text:style-name="P2">Tjaldstæði opin allan ársins hring </text:p>
              </text:list-item>
              <text:list-item>
                <text:p text:style-name="P2"><text:span text:style-name="T1">V</text:span>erð 1500 kr. á manninn. Inni í verðinu er aðgangur að sturtu og heitum pottum ásamt þægilegri aðstöðu til að borða inni og vaska upp. </text:p>
              </text:list-item>
              <text:list-item>
                <text:p text:style-name="P5">Á staðnum er þvottavél og þurrkari sem hægt er að kaupa aðgang að og veitingastaðurinn Réttin þar sem er opið ViFi.</text:p>
              </text:list-item>
            </text:list>
            <text:p text:style-name="P3">Tjalstæðið í Úthlíð er miðsvæðis á Gullna hringnum, einungis 10 km frá Geysi og 20 km frá Gullfossi. Á veturna er svæðið í kringum Réttina nýtt fyrir Campera og þá er salernisaðstaðan í sundlauginn nýtt. </text:p>
            <text:p text:style-name="P3">Úthlíð er frábær staður til að njóta íslenskrar náttúru, hitta heimamenn og horfa til norðurljósa. </text:p>
            <text:p text:style-name="P12"/>
          </table:table-cell>
        </table:table-row>
        <table:table-row>
          <table:table-cell table:style-name="Table1.A2" office:value-type="string">
            <text:p text:style-name="P16">FAQ for Camping area </text:p>
            <text:p text:style-name="P6"> I would like to camp for one night in wintertime <text:soft-page-break/>is your site open then?</text:p>
            <text:p text:style-name="P8">Yes it is open and we hope the clouds will not bothering you because if the heaven is clear you will be able to see the northern lights</text:p>
            <text:p text:style-name="Text_20_body">-        Do I need to make a reservation?</text:p>
            <text:p text:style-name="P8">It is not necessary - the place is quite big and not so many tourist on camper van</text:p>
            <text:p text:style-name="Text_20_body">-        Are the showers and toilets in a warmed facility building?</text:p>
            <text:p text:style-name="P8">Yes and it is as well hot tub and laundromat. You can as well wash your dishes inside the building with warm water. In next door building we have open restaurant with nice food on a reasonable price, free WiFi and a bar.  <text:span text:style-name="T1">You can as well play billiard and Chess when you are waiting for the lights to come out.</text:span></text:p>
            <text:p text:style-name="Text_20_body">-        Is the price for 2 adults (+ Dokker, showers included) 3000 ISK?</text:p>
            <text:p text:style-name="P8">Yes it is the price + 333 ISK city tax</text:p>
            <text:p text:style-name="Text_20_body">-        Can I pay with my card?</text:p>
            <text:p text:style-name="P8">Yes - we love card :-)</text:p>
          </table:table-cell>
          <table:table-cell table:style-name="Table1.B2" office:value-type="string">
            <text:p text:style-name="P16">Algengar spurningar um tjaldstæði</text:p>
            <text:p text:style-name="P16">Ég vil tjalda eða vera á ferðinni á camper eða hjólhýsi að vetrarlagi – er opið?</text:p>
            <text:p text:style-name="P16"><text:soft-page-break/>Já – það er opið og ef vel viðrar þá er mjög líklega hægt að sjá norðuljósin á staðnum – ekki er þörf á að aka neitt annað.</text:p>
            <text:p text:style-name="P16">Þarf ég að bóka tjaldstæði ?</text:p>
            <text:p text:style-name="P16">Nei það er ekki þörf á að bóka fyrirfram fyrir staka ferðamenn – en hópar þurfa að sjálfsögðu að bóka.</text:p>
            <text:p text:style-name="P16">Eru sturtur og salerni í upphituðu húsi?</text:p>
            <text:p text:style-name="P16">Já og það er heitt vatn í vaski til að vaska upp eftir matinn. Ekki er ætlast til að það sé verið að elda inni í húsinu – það er aðstaða fyrir gaseldun fyrir utan húsið</text:p>
            <text:p text:style-name="P16">Er þvottaaðstaða á svæðinu?</text:p>
            <text:p text:style-name="P16">Já það er þvottavél og þurrkari í húsinu.</text:p>
            <text:p text:style-name="P16">Hvernig er önnur aðstaða á svæðinu?</text:p>
            <text:p text:style-name="P16">Í næsta húsi við tjaldstæðaþjónustuna er veitingastaðurinn Réttin og bar, þar er hægt að fá góðan grillmat á sanngjörnu verði, drykki og fara á netið í fríu WiFi. Einnig er hægt að leika sér þar inni í Billjarð og tefla skák.</text:p>
            <text:p text:style-name="P16">Hvað kostar fyrir hjón á camper?</text:p>
            <text:p text:style-name="P16">Verðið er 1500 kr. á manninn + 333 kr gistináttaskattur fyrir ferðavagninn.</text:p>
            <text:p text:style-name="P16">Er hægt að borga með korti?</text:p>
            <text:p text:style-name="P16">Við tökum á móti greiðslu á því formi sem ferðamanninum hentar – kort, gjaldeyrir eða ISK.</text:p>
            <text:p text:style-name="P16"/>
            <text:p text:style-name="P16"/>
          </table:table-cell>
        </table:table-row>
        <table:table-row>
          <table:table-cell table:style-name="Table1.A2" office:value-type="string">
            <text:p text:style-name="Text_20_body">About</text:p>
            <text:p text:style-name="Text_20_body">The restaurant Réttin is open from 16 – 20pm all days of the year except special holidays. We have a reasonable priced simple food and our guests can either sit inside or take-away to their cottages. Réttin is also a reception where guests check in to cottages and drop keys when they leave. We features a menu of savory dishes, hamburgers, pizzas, soda drinks, wines and Icelandic beer on tap. All meat and vegetables comes from local farmers in the area.</text:p>
            <text:p text:style-name="Text_20_body"/>
          </table:table-cell>
          <table:table-cell table:style-name="Table1.B2" office:value-type="string">
            <text:p text:style-name="P17">Um Réttina</text:p>
            <text:p text:style-name="P17">Veitingastaðurinn Réttin er opinn kl.16 – 20pm alla virka daga ársins. <text:span text:style-name="T3">Einnig er hádegishlaðborð kl. 12 – 13 alla virka daga sem samanstendur af hefðbundnum íslenskum heimilismat og svo er opið alla laugardaga.</text:span> </text:p>
            <text:p text:style-name="P18">Á kvöldin er matseðill Réttarinnar með hamborgurum og pizzum <text:span text:style-name="T1">á sanngjörnu verði </text:span>ásamt salötum, samlokum og fleiri réttum. Einnig er hægt að fá sér <text:span text:style-name="T1">drykki og fara á netið í fríu WiFi. eika sér þar inni í Billjarð og tefla skák.</text:span></text:p>
            <text:p text:style-name="P17">Gestir geta valið um að borða á staðnum eða taka matinn með sér í bústaðina.</text:p>
            <text:p text:style-name="P17">Réttin er einnig móttakan fyrir bústaðina og upplýsingamiðstöð fyrir ferðamenn.</text:p>
            <text:p text:style-name="P17">Þess má geta að maturinn sem við bjóðum í Úthlíð er að eins miklu leyti og kostur er fenginn beint frá bónda.</text:p>
          </table:table-cell>
        </table:table-row>
      </table:table>
      <text:p text:style-name="P9"/>
      <table:table table:name="Table2" table:style-name="Table2">
        <table:table-column table:style-name="Table2.A" table:number-columns-repeated="2"/>
        <table:table-row>
          <table:table-cell table:style-name="Table2.A1" office:value-type="string">
            <text:p text:style-name="Text_20_body">FAQ um hestaleigu</text:p>
          </table:table-cell>
          <table:table-cell table:style-name="Table2.B1" office:value-type="string">
            <text:p text:style-name="P13"/>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Verdana, Arial, Helvetica, sans-serif"/>
    <style:font-face style:name="Raleway" svg:font-family="Raleway, serif"/>
    <style:font-face style:name="inherit" svg:font-family="inherit"/>
    <style:font-face style:name="quot" svg:font-family="quo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s" fo:country="I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s" fo:country="I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Times New Roman" fo:font-family="'Times New Roman'"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15:26:55.570000000</meta:creation-date>
    <dc:date>2019-08-28T13:39:35.263000000</dc:date>
    <meta:editing-duration>PT8H56M59S</meta:editing-duration>
    <meta:editing-cycles>4</meta:editing-cycles>
    <meta:generator>Trio_Office/6.1.3.2$Windows_x86 LibreOffice_project/</meta:generator>
    <meta:document-statistic meta:table-count="2" meta:image-count="0" meta:object-count="0" meta:page-count="3" meta:paragraph-count="109" meta:word-count="1206" meta:character-count="6783" meta:non-whitespace-character-count="5626"/>
  </office:meta>
</office:document-meta>
</file>